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4b4b4b" style:font-name="LucidaGrande" fo:font-size="16pt" style:font-name-asian="LucidaGrande" style:font-size-asian="16pt" style:font-name-complex="LucidaGrande" style:font-size-complex="16pt"/>
    </style:style>
    <style:style style:name="P2" style:family="paragraph" style:parent-style-name="Standard" style:list-style-name="">
      <style:paragraph-properties style:line-height-at-least="0.1528in" fo:text-align="start" style:justify-single-word="false" style:text-autospace="none"/>
      <style:text-properties fo:color="#4b4b4b" style:font-name="LucidaGrande" fo:font-size="16pt" fo:font-weight="bold" style:font-name-asian="LucidaGrande" style:font-size-asian="16pt" style:font-weight-asian="bold" style:font-name-complex="LucidaGrande" style:font-size-complex="16pt" style:font-weight-complex="bold"/>
    </style:style>
    <style:style style:name="P3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4b4b4b" style:font-name="LucidaGrande" fo:font-size="16pt" fo:font-weight="normal" style:font-name-asian="LucidaGrande" style:font-size-asian="16pt" style:font-weight-asian="normal" style:font-name-complex="LucidaGrande" style:font-size-complex="16pt" style:font-weight-complex="normal"/>
    </style:style>
    <style:style style:name="P4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4b4b4b" style:font-name="LucidaGrande" fo:font-size="11pt" style:font-name-asian="LucidaGrande" style:font-size-asian="11pt" style:font-name-complex="LucidaGrande" style:font-size-complex="11pt"/>
    </style:style>
    <style:style style:name="P5" style:family="paragraph" style:parent-style-name="Standard" style:list-style-name="">
      <style:paragraph-properties style:line-height-at-least="0.278in" style:text-autospace="none"/>
      <style:text-properties fo:color="#666a2e" style:font-name="LucidaGrande" fo:font-size="20pt" style:font-name-asian="LucidaGrande" style:font-size-asian="20pt" style:font-name-complex="LucidaGrande" style:font-size-complex="20pt"/>
    </style:style>
    <style:style style:name="P6" style:family="paragraph" style:parent-style-name="Standard" style:list-style-name="">
      <style:paragraph-properties style:line-height-at-least="0.25in" fo:text-align="start" style:justify-single-word="false" style:text-autospace="none"/>
    </style:style>
    <style:style style:name="P7" style:family="paragraph" style:parent-style-name="Standard" style:list-style-name="">
      <style:paragraph-properties fo:margin-top="0in" fo:margin-bottom="0.1945in" style:line-height-at-least="0.1945in" fo:text-align="start" style:justify-single-word="false" style:text-autospace="none"/>
      <style:text-properties fo:color="#4b4b4b" style:font-name="LucidaGrande" fo:font-size="18pt" fo:font-weight="normal" style:font-name-asian="LucidaGrande" style:font-size-asian="18pt" style:font-weight-asian="normal" style:font-name-complex="LucidaGrande" style:font-size-complex="18pt" style:font-weight-complex="normal"/>
    </style:style>
    <style:style style:name="P8" style:family="paragraph" style:parent-style-name="Standard" style:list-style-name="">
      <style:paragraph-properties fo:margin-top="0in" fo:margin-bottom="0.1945in" style:line-height-at-least="0.1945in" fo:text-align="start" style:justify-single-word="false" style:text-autospace="none"/>
      <style:text-properties fo:color="#4b4b4b" style:font-name="LucidaGrande" fo:font-size="16pt" fo:font-weight="normal" style:font-name-asian="LucidaGrande" style:font-size-asian="16pt" style:font-weight-asian="normal" style:font-name-complex="LucidaGrande" style:font-size-complex="16pt" style:font-weight-complex="normal"/>
    </style:style>
    <style:style style:name="T1" style:family="text">
      <style:text-properties fo:color="#4b4b4b" style:font-name="LucidaGrande" fo:font-size="11pt" style:font-name-asian="LucidaGrande" style:font-size-asian="11pt" style:font-name-complex="LucidaGrande" style:font-size-complex="11pt"/>
    </style:style>
    <style:style style:name="T2" style:family="text">
      <style:text-properties fo:color="#4b4b4b" style:font-name="LucidaGrande" fo:font-size="11pt" fo:font-weight="normal" style:font-name-asian="LucidaGrande" style:font-size-asian="11pt" style:font-weight-asian="normal" style:font-name-complex="LucidaGrande" style:font-size-complex="11pt" style:font-weight-complex="normal"/>
    </style:style>
    <style:style style:name="T3" style:family="text">
      <style:text-properties fo:color="#4b4b4b" style:font-name="LucidaGrande" style:font-name-asian="LucidaGrande" style:font-name-complex="LucidaGrande"/>
    </style:style>
    <style:style style:name="T4" style:family="text">
      <style:text-properties fo:color="#4b4b4b" style:font-name="LucidaGrande" fo:font-size="13pt" style:font-name-asian="LucidaGrande" style:font-size-asian="13pt" style:font-name-complex="LucidaGrande" style:font-size-complex="13pt"/>
    </style:style>
    <style:style style:name="T5" style:family="text">
      <style:text-properties fo:color="#4b4b4b" style:font-name="LucidaGrande" fo:font-size="15pt" style:font-name-asian="LucidaGrande" style:font-size-asian="15pt" style:font-name-complex="LucidaGrande" style:font-size-complex="15pt"/>
    </style:style>
    <style:style style:name="T6" style:family="text">
      <style:text-properties fo:color="#4b4b4b" style:font-name="LucidaGrande" fo:font-size="18pt" style:font-name-asian="LucidaGrande" style:font-size-asian="18pt" style:font-name-complex="LucidaGrande" style:font-size-complex="18pt"/>
    </style:style>
    <style:style style:name="T7" style:family="text">
      <style:text-properties fo:color="#4b4b4b" style:font-name="LucidaGrande" fo:font-size="16pt" style:font-name-asian="LucidaGrande" style:font-size-asian="16pt" style:font-name-complex="LucidaGrande" style:font-size-complex="16pt"/>
    </style:style>
    <style:style style:name="T8" style:family="text">
      <style:text-properties fo:color="#c28b00" style:font-name="LucidaGrande" fo:font-size="11pt" style:font-name-asian="LucidaGrande" style:font-size-asian="11pt" style:font-name-complex="LucidaGrande" style:font-size-complex="11pt"/>
    </style:style>
    <style:style style:name="T9" style:family="text">
      <style:text-properties fo:color="#c28b00" style:font-name="LucidaGrande" style:font-name-asian="LucidaGrande" style:font-name-complex="LucidaGrande"/>
    </style:style>
    <style:style style:name="T10" style:family="text">
      <style:text-properties fo:color="#c28b00" style:font-name="LucidaGrande" fo:font-size="13pt" style:font-name-asian="LucidaGrande" style:font-size-asian="13pt" style:font-name-complex="LucidaGrande" style:font-size-complex="13pt"/>
    </style:style>
    <style:style style:name="T11" style:family="text">
      <style:text-properties fo:color="#c28b00" style:font-name="LucidaGrande" fo:font-size="15pt" style:font-name-asian="LucidaGrande" style:font-size-asian="15pt" style:font-name-complex="LucidaGrande" style:font-size-complex="15pt"/>
    </style:style>
    <style:style style:name="T12" style:family="text">
      <style:text-properties fo:color="#c28b00" style:font-name="LucidaGrande" fo:font-size="18pt" style:font-name-asian="LucidaGrande" style:font-size-asian="18pt" style:font-name-complex="LucidaGrande" style:font-size-complex="18pt"/>
    </style:style>
    <style:style style:name="T13" style:family="text">
      <style:text-properties fo:color="#c28b00" style:font-name="LucidaGrande" fo:font-size="16pt" style:font-name-asian="LucidaGrande" style:font-size-asian="16pt" style:font-name-complex="LucidaGrande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rdamom Fruit Crisp</text:p>
      <text:p text:style-name="P4">Makes 6 servings.</text:p>
      <text:p text:style-name="P4"/>
      <text:p text:style-name="P1">2 apples, peeled and sliced</text:p>
      <text:p text:style-name="P1">2 firm ripe pears, peeled and sliced</text:p>
      <text:p text:style-name="P1">1 tablespoon lemon juice</text:p>
      <text:p text:style-name="P6"><text:span text:style-name="T7">1/2 teaspoon </text:span><text:a xlink:type="simple" xlink:href="http://www.mccormick.com/Products/Extracts-and-Food-Colors/Extracts/Pure-Vanilla-Extract.aspx"><text:span text:style-name="T13">Pure Vanilla Extract</text:span></text:a></text:p>
      <text:p text:style-name="P1">2 tablespoons cornstarch</text:p>
      <text:p text:style-name="P6"><text:span text:style-name="T7">1 teaspoon </text:span><text:a xlink:type="simple" xlink:href="http://www.mccormickgourmet.com/Products/Spices/Cardamom-Ground.aspx"><text:span text:style-name="T13">Cardamom, Ground</text:span></text:a></text:p>
      <text:p text:style-name="P1"/>
      <text:p text:style-name="P2">Streusel Topping:</text:p>
      <text:p text:style-name="P3"/>
      <text:p text:style-name="P3">1/2 cup flour</text:p>
      <text:p text:style-name="P3">1/2 cup quick-cooking oats</text:p>
      <text:p text:style-name="P3">1/2 cup firmly packed brown sugar</text:p>
      <text:p text:style-name="P3">6 tablespoons cold butter, cut into chunks</text:p>
      <text:p text:style-name="P8"/>
      <text:p text:style-name="P7"/>
      <text:p text:style-name="P8">1. Preheat oven to 350°F. Toss apple and pear slices with lemon juice and vanilla in large bowl. Mix cornstarch and cardamom. Sprinkle over fruit; toss to coat well. Spoon into lightly greased 8- or 9-inch square baking dish.</text:p>
      <text:p text:style-name="P8">2. For the Streusel Topping, mix flour, oats and sugar in medium bowl. Cut in butter with pastry blender or 2 knives until coarse crumbs form. Sprinkle evenly over fruit.</text:p>
      <text:p text:style-name="P8">3. Bake 40 to 45 minutes or until fruit is tender and topping is golden brown. Serve warm with ice cream or whipped cream, if desired.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07-17T17:07:33</meta:creation-date>
    <meta:document-statistic meta:table-count="0" meta:image-count="0" meta:object-count="0" meta:page-count="1" meta:paragraph-count="16" meta:word-count="151" meta:character-count="868"/>
    <dc:date>2012-07-17T17:09:45</dc:date>
    <dc:creator>Robert Houk</dc:creator>
    <meta:editing-duration>PT00H02M12S</meta:editing-duration>
    <meta:editing-cycles>1</meta:editing-cycles>
    <meta:generator>OpenOffice.org/3.2$Unix OpenOffice.org_project/320m18$Build-9502</meta:generator>
  </office:meta>
</office:document-meta>
</file>